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80000017EDC7BF29432A4B7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328" officeooo:paragraph-rsid="001f0328"/>
    </style:style>
    <style:style style:name="P2" style:family="paragraph" style:parent-style-name="Standard">
      <style:text-properties officeooo:rsid="001f0328" officeooo:paragraph-rsid="001f0328"/>
    </style:style>
    <style:style style:name="P3" style:family="paragraph" style:parent-style-name="Standard">
      <style:text-properties officeooo:rsid="001f0328" officeooo:paragraph-rsid="0026865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quipo <text:database-display text:table-name="datos" text:table-type="table" text:column-name="Equipo" text:database-name="DatosIps">Equipo 9</text:database-display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Imagen1" text:anchor-type="char" svg:x="0.63cm" svg:y="2.963cm" svg:width="25.755cm" svg:height="15.182cm" draw:z-index="0"><draw:image xlink:href="Pictures/10000000000002880000017EDC7BF29432A4B79B.png" xlink:type="simple" xlink:show="embed" xlink:actuate="onLoad" loext:mime-type="image/png"/></draw:frame><text:database-display text:table-name="datos" text:table-type="table" text:column-name="Cliente1" text:database-name="DatosIps">&lt;Cliente1&gt;</text:database-display><text:s text:c="38"/><text:database-display text:table-name="datos" text:table-type="table" text:column-name="R13" text:database-name="DatosIps">&lt;R13&gt;</text:database-display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21:21:41.068638672</meta:creation-date>
    <dc:date>2022-03-31T22:01:58.532520929</dc:date>
    <meta:editing-duration>PT25M8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1" meta:paragraph-count="2" meta:word-count="4" meta:character-count="68" meta:non-whitespace-character-count="29"/>
  </office:meta>
</office:document-meta>
</file>